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47a6" officeooo:paragraph-rsid="001347a6"/>
    </style:style>
    <style:style style:name="P2" style:family="paragraph" style:parent-style-name="Standard">
      <style:text-properties officeooo:rsid="001347a6" officeooo:paragraph-rsid="00136c2d"/>
    </style:style>
    <style:style style:name="P3" style:family="paragraph" style:parent-style-name="Standard">
      <style:text-properties officeooo:rsid="00136c2d" officeooo:paragraph-rsid="00136c2d"/>
    </style:style>
    <style:style style:name="P4" style:family="paragraph" style:parent-style-name="Standard">
      <style:text-properties officeooo:rsid="0015a57c" officeooo:paragraph-rsid="0015a57c"/>
    </style:style>
    <style:style style:name="P5" style:family="paragraph" style:parent-style-name="Standard">
      <style:text-properties officeooo:rsid="001b8b92" officeooo:paragraph-rsid="001b8b92"/>
    </style:style>
    <style:style style:name="P6" style:family="paragraph" style:parent-style-name="Standard">
      <style:text-properties officeooo:rsid="001347a6" officeooo:paragraph-rsid="001347a6"/>
    </style:style>
    <style:style style:name="P7" style:family="paragraph" style:parent-style-name="Standard">
      <style:text-properties officeooo:paragraph-rsid="001b8b92"/>
    </style:style>
    <style:style style:name="T1" style:family="text">
      <style:text-properties officeooo:rsid="00136c2d"/>
    </style:style>
    <style:style style:name="T2" style:family="text">
      <style:text-properties officeooo:rsid="001a7454"/>
    </style:style>
    <style:style style:name="T3" style:family="text">
      <style:text-properties officeooo:rsid="001b8b92"/>
    </style:style>
    <style:style style:name="T4" style:family="text">
      <style:text-properties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formation Technology Infrastructure Library:</text:p>
      <text:p text:style-name="P5">iso 20000</text:p>
      <text:p text:style-name="P5">Strategy</text:p>
      <text:p text:style-name="P5">design</text:p>
      <text:p text:style-name="P5">transition</text:p>
      <text:p text:style-name="P5">operation</text:p>
      <text:p text:style-name="P5">service improvement</text:p>
      <text:p text:style-name="P5"/>
      <text:p text:style-name="P5">Service Management Methodologies</text:p>
      <text:p text:style-name="P1"/>
      <text:p text:style-name="P7"><text:span text:style-name="T3">kpi - </text:span>key performance indicator.</text:p>
      <text:p text:style-name="P7"/>
      <text:p text:style-name="P7"><text:span text:style-name="T4">Ansible</text:span> is software that automates software provisioning, configuration management, and application deployment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1:04:49.423344897</meta:creation-date>
    <meta:editing-duration>PT28M33S</meta:editing-duration>
    <meta:editing-cycles>4</meta:editing-cycles>
    <meta:generator>LibreOffice/6.0.3.2$Linux_X86_64 LibreOffice_project/00m0$Build-2</meta:generator>
    <dc:date>2018-04-30T15:30:36.614064771</dc:date>
    <meta:document-statistic meta:table-count="0" meta:image-count="0" meta:object-count="0" meta:page-count="1" meta:paragraph-count="10" meta:word-count="32" meta:character-count="282" meta:non-whitespace-character-count="260"/>
  </office:meta>
</office:document-meta>
</file>